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27"/>
    <style:style style:name="ce7" style:family="table-cell" style:parent-style-name="Default" style:data-style-name="N10127">
      <style:text-properties style:font-name="Liberation Sans"/>
    </style:style>
    <style:style style:name="ce8" style:family="table-cell" style:parent-style-name="Default" style:data-style-name="N10127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0125"/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6"/>
        <table:table-column table:style-name="co3" table:default-cell-style-name="ce9"/>
        <table:table-column table:style-name="co3" table:default-cell-style-name="ce6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table:style-name="ce1" office:value-type="string" calcext:value-type="string">
            <text:p>ZprimeToTprimeT_TprimeToHT_Zp1500Nar_Tp800Nar_LH</text:p>
          </table:table-cell>
          <table:table-cell office:value-type="string" calcext:value-type="string">
            <text:p>/ZprimeToTprimeT_TprimeToHT_Zp1500Nar_Tp800Nar_LH_TuneCUETP8M2T4_13TeV-madgraph-pythia8_V2/RunIISummer16MiniAODv2-PUMoriond17_80X_mcRun2_asymptotic_2016_TrancheIV_v6-v2/MINIAODSIM</text:p>
          </table:table-cell>
          <table:table-cell table:style-name="ce4" office:value-type="float" office:value="232625" calcext:value-type="float">
            <text:p>232625</text:p>
          </table:table-cell>
          <table:table-cell table:style-name="ce7" office:value-type="float" office:value="21.56" calcext:value-type="float">
            <text:p>21.560000</text:p>
          </table:table-cell>
          <table:table-cell table:formula="of:=1/[.C2]" office:value-type="float" office:value="0.00000429876410531972" calcext:value-type="float">
            <text:p>0.00000430</text:p>
          </table:table-cell>
          <table:table-cell table:formula="of:=1/[.C2]*1000*[.D2]" office:value-type="float" office:value="0.0926813541106932" calcext:value-type="float">
            <text:p>0.092681</text:p>
          </table:table-cell>
          <table:table-cell office:value-type="string" calcext:value-type="string">
            <text:p>NONE</text:p>
          </table:table-cell>
          <table:table-cell table:style-name="ce10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500Wid_Tp800Nar_LH</text:p>
          </table:table-cell>
          <table:table-cell office:value-type="string" calcext:value-type="string">
            <text:p>/ZprimeToTprimeT_TprimeToHT_Zp1500WID_Tp800Nar_LH_TuneCUETP8M2T4_13TeV-madgraph-pythia8_V2/RunIISummer16MiniAODv2-PUMoriond17_80X_mcRun2_asymptotic_2016_TrancheIV_v6-v3/MINIAODSIM</text:p>
          </table:table-cell>
          <table:table-cell table:style-name="ce4" office:value-type="float" office:value="249184" calcext:value-type="float">
            <text:p>249184</text:p>
          </table:table-cell>
          <table:table-cell table:style-name="ce8" office:value-type="float" office:value="0.5185" calcext:value-type="float">
            <text:p>0.518500</text:p>
          </table:table-cell>
          <table:table-cell table:formula="of:=1/[.C3]" office:value-type="float" office:value="0.00000401309875433415" calcext:value-type="float">
            <text:p>0.00000401</text:p>
          </table:table-cell>
          <table:table-cell table:formula="of:=1/[.C3]*1000*[.D3]" office:value-type="float" office:value="0.00208079170412226" calcext:value-type="float">
            <text:p>0.00208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500Nar_Tp1000Nar_LH</text:p>
          </table:table-cell>
          <table:table-cell office:value-type="string" calcext:value-type="string">
            <text:p>/ZprimeToTprimeT_TprimeToHT_Zp1500Nar_Tp1000Nar_LH_TuneCUETP8M2T4_13TeV-madgraph-pythia8_V2/RunIISummer16MiniAODv2-PUMoriond17_80X_mcRun2_asymptotic_2016_TrancheIV_v6-v2/MINIAODSIM</text:p>
          </table:table-cell>
          <table:table-cell table:style-name="ce4" office:value-type="float" office:value="245160" calcext:value-type="float">
            <text:p>245160</text:p>
          </table:table-cell>
          <table:table-cell table:style-name="ce8" office:value-type="float" office:value="13.83" calcext:value-type="float">
            <text:p>13.830000</text:p>
          </table:table-cell>
          <table:table-cell table:formula="of:=1/[.C4]" office:value-type="float" office:value="0.00000407896883667809" calcext:value-type="float">
            <text:p>0.00000408</text:p>
          </table:table-cell>
          <table:table-cell table:formula="of:=1/[.C4]*1000*[.D4]" office:value-type="float" office:value="0.056412139011258" calcext:value-type="float">
            <text:p>0.0564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500Wid_Tp1000Nar_LH</text:p>
          </table:table-cell>
          <table:table-cell office:value-type="string" calcext:value-type="string">
            <text:p>/ZprimeToTprimeT_TprimeToHT_Zp1500WID_Tp1000Nar_LH_TuneCUETP8M2T4_13TeV-madgraph-pythia8_V2/RunIISummer16MiniAODv2-PUMoriond17_80X_mcRun2_asymptotic_2016_TrancheIV_v6-v2/MINIAODSIM</text:p>
          </table:table-cell>
          <table:table-cell table:style-name="ce4" office:value-type="float" office:value="246616" calcext:value-type="float">
            <text:p>246616</text:p>
          </table:table-cell>
          <table:table-cell table:style-name="ce8" office:value-type="float" office:value="0.3022" calcext:value-type="float">
            <text:p>0.302200</text:p>
          </table:table-cell>
          <table:table-cell table:formula="of:=1/[.C5]" office:value-type="float" office:value="0.00000405488694975184" calcext:value-type="float">
            <text:p>0.00000405</text:p>
          </table:table-cell>
          <table:table-cell table:formula="of:=1/[.C5]*1000*[.D5]" office:value-type="float" office:value="0.00122538683621501" calcext:value-type="float">
            <text:p>0.0012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500Nar_Tp1300Nar_LH</text:p>
          </table:table-cell>
          <table:table-cell office:value-type="string" calcext:value-type="string">
            <text:p>/ZprimeToTprimeT_TprimeToHT_Zp1500Nar_Tp1300Nar_LH_TuneCUETP8M2T4_13TeV-madgraph-pythia8_V2/RunIISummer16MiniAODv2-PUMoriond17_80X_mcRun2_asymptotic_2016_TrancheIV_v6-v3/MINIAODSIM</text:p>
          </table:table-cell>
          <table:table-cell table:style-name="ce4" office:value-type="float" office:value="246056" calcext:value-type="float">
            <text:p>246056</text:p>
          </table:table-cell>
          <table:table-cell table:style-name="ce8" office:value-type="float" office:value="1.902" calcext:value-type="float">
            <text:p>1.902000</text:p>
          </table:table-cell>
          <table:table-cell table:formula="of:=1/[.C6]" office:value-type="float" office:value="0.00000406411548590565" calcext:value-type="float">
            <text:p>0.00000406</text:p>
          </table:table-cell>
          <table:table-cell table:formula="of:=1/[.C6]*1000*[.D6]" office:value-type="float" office:value="0.00772994765419254" calcext:value-type="float">
            <text:p>0.00773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500Wid_Tp1300Nar_LH</text:p>
          </table:table-cell>
          <table:table-cell office:value-type="string" calcext:value-type="string">
            <text:p>/ZprimeToTprimeT_TprimeToHT_Zp1500WID_Tp1300Nar_LH_TuneCUETP8M2T4_13TeV-madgraph-pythia8_V2/RunIISummer16MiniAODv2-PUMoriond17_80X_mcRun2_asymptotic_2016_TrancheIV_v6-v2/MINIAODSIM</text:p>
          </table:table-cell>
          <table:table-cell table:style-name="ce1" office:value-type="float" office:value="246040" calcext:value-type="float">
            <text:p>246040</text:p>
          </table:table-cell>
          <table:table-cell table:style-name="ce8" office:value-type="float" office:value="0.0808" calcext:value-type="float">
            <text:p>0.080800</text:p>
          </table:table-cell>
          <table:table-cell table:formula="of:=1/[.C7]" office:value-type="float" office:value="0.00000406437977564624" calcext:value-type="float">
            <text:p>0.00000406</text:p>
          </table:table-cell>
          <table:table-cell table:formula="of:=1/[.C7]*1000*[.D7]" office:value-type="float" office:value="0.000328401885872216" calcext:value-type="float">
            <text:p>0.00032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750Nar_Tp1300Nar_LH</text:p>
          </table:table-cell>
          <table:table-cell office:value-type="string" calcext:value-type="string">
            <text:p>/ZprimeToTprimeT_TprimeToHT_Zp175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6290" calcext:value-type="float">
            <text:p>246290</text:p>
          </table:table-cell>
          <table:table-cell table:style-name="ce8" office:value-type="float" office:value="4.429" calcext:value-type="float">
            <text:p>4.429000</text:p>
          </table:table-cell>
          <table:table-cell table:formula="of:=1/[.C8]" office:value-type="float" office:value="0.00000406025417191116" calcext:value-type="float">
            <text:p>0.00000406</text:p>
          </table:table-cell>
          <table:table-cell table:formula="of:=1/[.C8]*1000*[.D8]" office:value-type="float" office:value="0.0179828657273945" calcext:value-type="float">
            <text:p>0.01798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1750Wid_Tp1300Nar_LH</text:p>
          </table:table-cell>
          <table:table-cell office:value-type="string" calcext:value-type="string">
            <text:p>/ZprimeToTprimeT_TprimeToHT_Zp1750WID_Tp1300Nar_LH_TuneCUETP8M2T4_13TeV-madgraph-pythia8_V2/RunIISummer16MiniAODv2-PUMoriond17_80X_mcRun2_asymptotic_2016_TrancheIV_v6-v2/MINIAODSIM</text:p>
          </table:table-cell>
          <table:table-cell office:value-type="float" office:value="247675" calcext:value-type="float">
            <text:p>247675</text:p>
          </table:table-cell>
          <table:table-cell table:style-name="ce8" office:value-type="float" office:value="4.426" calcext:value-type="float">
            <text:p>4.426000</text:p>
          </table:table-cell>
          <table:table-cell table:formula="of:=1/[.C9]" office:value-type="float" office:value="0.00000403754920763097" calcext:value-type="float">
            <text:p>0.00000404</text:p>
          </table:table-cell>
          <table:table-cell table:formula="of:=1/[.C9]*1000*[.D9]" office:value-type="float" office:value="0.0178701927929747" calcext:value-type="float">
            <text:p>0.01787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000Nar_Tp1000Nar_LH</text:p>
          </table:table-cell>
          <table:table-cell office:value-type="string" calcext:value-type="string">
            <text:p>/ZprimeToTprimeT_TprimeToHT_Zp2000Nar_Tp1000Nar_LH_TuneCUETP8M2T4_13TeV-madgraph-pythia8_V2/RunIISummer16MiniAODv2-PUMoriond17_80X_mcRun2_asymptotic_2016_TrancheIV_v6-v2/MINIAODSIM</text:p>
          </table:table-cell>
          <table:table-cell office:value-type="float" office:value="246855" calcext:value-type="float">
            <text:p>246855</text:p>
          </table:table-cell>
          <table:table-cell office:value-type="float" office:value="5.647" calcext:value-type="float">
            <text:p>5.647000</text:p>
          </table:table-cell>
          <table:table-cell table:formula="of:=1/[.C10]" office:value-type="float" office:value="0.00000405096109051873" calcext:value-type="float">
            <text:p>0.00000405</text:p>
          </table:table-cell>
          <table:table-cell table:formula="of:=1/[.C10]*1000*[.D10]" office:value-type="float" office:value="0.0228757772781592" calcext:value-type="float">
            <text:p>0.0228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000Wid_Tp1000Nar_LH</text:p>
          </table:table-cell>
          <table:table-cell office:value-type="string" calcext:value-type="string">
            <text:p>/ZprimeToTprimeT_TprimeToHT_Zp2000WID_Tp1000Nar_LH_TuneCUETP8M2T4_13TeV-madgraph-pythia8_V2/RunIISummer16MiniAODv2-PUMoriond17_80X_mcRun2_asymptotic_2016_TrancheIV_v6-v2/MINIAODSIM</text:p>
          </table:table-cell>
          <table:table-cell table:style-name="ce4" office:value-type="float" office:value="246638" calcext:value-type="float">
            <text:p>246638</text:p>
          </table:table-cell>
          <table:table-cell office:value-type="float" office:value="0.1411" calcext:value-type="float">
            <text:p>0.141100</text:p>
          </table:table-cell>
          <table:table-cell table:formula="of:=1/[.C11]" office:value-type="float" office:value="0.00000405452525563782" calcext:value-type="float">
            <text:p>0.00000405</text:p>
          </table:table-cell>
          <table:table-cell table:formula="of:=1/[.C11]*1000*[.D11]" office:value-type="float" office:value="0.000572093513570496" calcext:value-type="float">
            <text:p>0.00057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000Nar_Tp1300Nar_LH</text:p>
          </table:table-cell>
          <table:table-cell office:value-type="string" calcext:value-type="string">
            <text:p>/ZprimeToTprimeT_TprimeToHT_Zp2000Nar_Tp1300Nar_LH_TuneCUETP8M2T4_13TeV-madgraph-pythia8_V2/RunIISummer16MiniAODv2-PUMoriond17_80X_mcRun2_asymptotic_2016_TrancheIV_v6-v3/MINIAODSIM</text:p>
          </table:table-cell>
          <table:table-cell table:style-name="ce4" office:value-type="float" office:value="247900" calcext:value-type="float">
            <text:p>247900</text:p>
          </table:table-cell>
          <table:table-cell office:value-type="float" office:value="3.573" calcext:value-type="float">
            <text:p>3.573000</text:p>
          </table:table-cell>
          <table:table-cell table:formula="of:=1/[.C12]" office:value-type="float" office:value="0.00000403388463089956" calcext:value-type="float">
            <text:p>0.00000403</text:p>
          </table:table-cell>
          <table:table-cell table:formula="of:=1/[.C12]*1000*[.D12]" office:value-type="float" office:value="0.0144130697862041" calcext:value-type="float">
            <text:p>0.0144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000Wid_Tp1300Nar_LH</text:p>
          </table:table-cell>
          <table:table-cell office:value-type="string" calcext:value-type="string">
            <text:p>/ZprimeToTprimeT_TprimeToHT_Zp2000WID_Tp1300Nar_LH_TuneCUETP8M2T4_13TeV-madgraph-pythia8_V2/RunIISummer16MiniAODv2-PUMoriond17_80X_mcRun2_asymptotic_2016_TrancheIV_v6-v2/MINIAODSIM</text:p>
          </table:table-cell>
          <table:table-cell table:style-name="ce4" office:value-type="float" office:value="238983" calcext:value-type="float">
            <text:p>238983</text:p>
          </table:table-cell>
          <table:table-cell office:value-type="float" office:value="0.07749" calcext:value-type="float">
            <text:p>0.077490</text:p>
          </table:table-cell>
          <table:table-cell table:formula="of:=1/[.C13]" office:value-type="float" office:value="0.00000418439805341803" calcext:value-type="float">
            <text:p>0.00000418</text:p>
          </table:table-cell>
          <table:table-cell table:formula="of:=1/[.C13]*1000*[.D13]" office:value-type="float" office:value="0.000324249005159363" calcext:value-type="float">
            <text:p>0.00032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000Nar_Tp1500Nar_LH</text:p>
          </table:table-cell>
          <table:table-cell office:value-type="string" calcext:value-type="string">
            <text:p>/ZprimeToTprimeT_TprimeToHT_Zp20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5363" calcext:value-type="float">
            <text:p>245363</text:p>
          </table:table-cell>
          <table:table-cell office:value-type="float" office:value="2.131" calcext:value-type="float">
            <text:p>2.131000</text:p>
          </table:table-cell>
          <table:table-cell table:formula="of:=1/[.C14]" office:value-type="float" office:value="0.0000040755941197328" calcext:value-type="float">
            <text:p>0.00000408</text:p>
          </table:table-cell>
          <table:table-cell table:formula="of:=1/[.C14]*1000*[.D14]" office:value-type="float" office:value="0.00868509106915061" calcext:value-type="float">
            <text:p>0.00868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000Wid_Tp1500Nar_LH</text:p>
          </table:table-cell>
          <table:table-cell office:value-type="string" calcext:value-type="string">
            <text:p>/ZprimeToTprimeT_TprimeToHT_Zp2000WID_Tp1500Nar_LH_TuneCUETP8M2T4_13TeV-madgraph-pythia8_V2/RunIISummer16MiniAODv2-PUMoriond17_80X_mcRun2_asymptotic_2016_TrancheIV_v6-v2/MINIAODSIM</text:p>
          </table:table-cell>
          <table:table-cell table:style-name="ce4" office:value-type="float" office:value="236319" calcext:value-type="float">
            <text:p>236319</text:p>
          </table:table-cell>
          <table:table-cell office:value-type="float" office:value="0.04481" calcext:value-type="float">
            <text:p>0.044810</text:p>
          </table:table-cell>
          <table:table-cell table:formula="of:=1/[.C15]" office:value-type="float" office:value="0.00000423156834617614" calcext:value-type="float">
            <text:p>0.00000423</text:p>
          </table:table-cell>
          <table:table-cell table:formula="of:=1/[.C15]*1000*[.D15]" office:value-type="float" office:value="0.000189616577592153" calcext:value-type="float">
            <text:p>0.00019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250Nar_Tp1300Nar_LH</text:p>
          </table:table-cell>
          <table:table-cell office:value-type="string" calcext:value-type="string">
            <text:p>/ZprimeToTprimeT_TprimeToHT_Zp225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4627" calcext:value-type="float">
            <text:p>244627</text:p>
          </table:table-cell>
          <table:table-cell office:value-type="float" office:value="2.399" calcext:value-type="float">
            <text:p>2.399000</text:p>
          </table:table-cell>
          <table:table-cell table:formula="of:=1/[.C16]" office:value-type="float" office:value="0.00000408785620557011" calcext:value-type="float">
            <text:p>0.00000409</text:p>
          </table:table-cell>
          <table:table-cell table:formula="of:=1/[.C16]*1000*[.D16]" office:value-type="float" office:value="0.0098067670371627" calcext:value-type="float">
            <text:p>0.0098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250Wid_Tp1300Nar_LH</text:p>
          </table:table-cell>
          <table:table-cell office:value-type="string" calcext:value-type="string">
            <text:p>/ZprimeToTprimeT_TprimeToHT_Zp2250WID_Tp1300Nar_LH_TuneCUETP8M2T4_13TeV-madgraph-pythia8_V2/RunIISummer16MiniAODv2-PUMoriond17_80X_mcRun2_asymptotic_2016_TrancheIV_v6-v4/MINIAODSIM</text:p>
          </table:table-cell>
          <table:table-cell table:style-name="ce4" office:value-type="float" office:value="244596" calcext:value-type="float">
            <text:p>244596</text:p>
          </table:table-cell>
          <table:table-cell office:value-type="float" office:value="2.403" calcext:value-type="float">
            <text:p>2.403000</text:p>
          </table:table-cell>
          <table:table-cell table:formula="of:=1/[.C17]" office:value-type="float" office:value="0.00000408837429884381" calcext:value-type="float">
            <text:p>0.00000409</text:p>
          </table:table-cell>
          <table:table-cell table:formula="of:=1/[.C17]*1000*[.D17]" office:value-type="float" office:value="0.00982436344012167" calcext:value-type="float">
            <text:p>0.00982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250Nar_Tp1500Nar_LH</text:p>
          </table:table-cell>
          <table:table-cell office:value-type="string" calcext:value-type="string">
            <text:p>/ZprimeToTprimeT_TprimeToHT_Zp225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8588" calcext:value-type="float">
            <text:p>248588</text:p>
          </table:table-cell>
          <table:table-cell office:value-type="float" office:value="1.744" calcext:value-type="float">
            <text:p>1.744000</text:p>
          </table:table-cell>
          <table:table-cell table:formula="of:=1/[.C18]" office:value-type="float" office:value="0.00000402272032439217" calcext:value-type="float">
            <text:p>0.00000402</text:p>
          </table:table-cell>
          <table:table-cell table:formula="of:=1/[.C18]*1000*[.D18]" office:value-type="float" office:value="0.00701562424573994" calcext:value-type="float">
            <text:p>0.0070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250Wid_Tp1500Nar_LH</text:p>
          </table:table-cell>
          <table:table-cell office:value-type="string" calcext:value-type="string">
            <text:p>/ZprimeToTprimeT_TprimeToHT_Zp225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1442" calcext:value-type="float">
            <text:p>241442</text:p>
          </table:table-cell>
          <table:table-cell office:value-type="float" office:value="1.737" calcext:value-type="float">
            <text:p>1.737000</text:p>
          </table:table-cell>
          <table:table-cell table:formula="of:=1/[.C19]" office:value-type="float" office:value="0.00000414178146304288" calcext:value-type="float">
            <text:p>0.00000414</text:p>
          </table:table-cell>
          <table:table-cell table:formula="of:=1/[.C19]*1000*[.D19]" office:value-type="float" office:value="0.00719427440130549" calcext:value-type="float">
            <text:p>0.00719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Nar_Tp1300Nar_LH</text:p>
          </table:table-cell>
          <table:table-cell office:value-type="string" calcext:value-type="string">
            <text:p>/ZprimeToTprimeT_TprimeToHT_Zp250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9066" calcext:value-type="float">
            <text:p>249066</text:p>
          </table:table-cell>
          <table:table-cell office:value-type="float" office:value="1.507" calcext:value-type="float">
            <text:p>1.507000</text:p>
          </table:table-cell>
          <table:table-cell table:formula="of:=1/[.C20]" office:value-type="float" office:value="0.00000401500004015" calcext:value-type="float">
            <text:p>0.00000402</text:p>
          </table:table-cell>
          <table:table-cell table:formula="of:=1/[.C20]*1000*[.D20]" office:value-type="float" office:value="0.00605060506050605" calcext:value-type="float">
            <text:p>0.0060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Wid_Tp1300Nar_LH</text:p>
          </table:table-cell>
          <table:table-cell office:value-type="string" calcext:value-type="string">
            <text:p>/ZprimeToTprimeT_TprimeToHT_Zp2500WID_Tp1300Nar_LH_TuneCUETP8M2T4_13TeV-madgraph-pythia8_V2/RunIISummer16MiniAODv2-PUMoriond17_80X_mcRun2_asymptotic_2016_TrancheIV_v6-v2/MINIAODSIM</text:p>
          </table:table-cell>
          <table:table-cell table:style-name="ce4" office:value-type="float" office:value="244568" calcext:value-type="float">
            <text:p>244568</text:p>
          </table:table-cell>
          <table:table-cell office:value-type="float" office:value="0.03803" calcext:value-type="float">
            <text:p>0.038030</text:p>
          </table:table-cell>
          <table:table-cell table:formula="of:=1/[.C21]" office:value-type="float" office:value="0.00000408884236694907" calcext:value-type="float">
            <text:p>0.00000409</text:p>
          </table:table-cell>
          <table:table-cell table:formula="of:=1/[.C21]*1000*[.D21]" office:value-type="float" office:value="0.000155498675215073" calcext:value-type="float">
            <text:p>0.00015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Nar_Tp1500Nar_LH</text:p>
          </table:table-cell>
          <table:table-cell office:value-type="string" calcext:value-type="string">
            <text:p>/ZprimeToTprimeT_TprimeToHT_Zp25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0770" calcext:value-type="float">
            <text:p>240770</text:p>
          </table:table-cell>
          <table:table-cell office:value-type="float" office:value="1.204" calcext:value-type="float">
            <text:p>1.204000</text:p>
          </table:table-cell>
          <table:table-cell table:formula="of:=1/[.C22]" office:value-type="float" office:value="0.00000415334136312664" calcext:value-type="float">
            <text:p>0.00000415</text:p>
          </table:table-cell>
          <table:table-cell table:formula="of:=1/[.C22]*1000*[.D22]" office:value-type="float" office:value="0.00500062300120447" calcext:value-type="float">
            <text:p>0.0050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Wid_Tp1500Nar_LH</text:p>
          </table:table-cell>
          <table:table-cell office:value-type="string" calcext:value-type="string">
            <text:p>/ZprimeToTprimeT_TprimeToHT_Zp250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7764" calcext:value-type="float">
            <text:p>247764</text:p>
          </table:table-cell>
          <table:table-cell office:value-type="float" office:value="0.02759" calcext:value-type="float">
            <text:p>0.027590</text:p>
          </table:table-cell>
          <table:table-cell table:formula="of:=1/[.C23]" office:value-type="float" office:value="0.00000403609886827788" calcext:value-type="float">
            <text:p>0.00000404</text:p>
          </table:table-cell>
          <table:table-cell table:formula="of:=1/[.C23]*1000*[.D23]" office:value-type="float" office:value="0.000111355967775787" calcext:value-type="float">
            <text:p>0.0001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Nar_Tp1800Nar_LH</text:p>
          </table:table-cell>
          <table:table-cell office:value-type="string" calcext:value-type="string">
            <text:p>/ZprimeToTprimeT_TprimeToHT_Zp2500Nar_Tp1800Nar_LH_TuneCUETP8M2T4_13TeV-madgraph-pythia8_V2/RunIISummer16MiniAODv2-PUMoriond17_80X_mcRun2_asymptotic_2016_TrancheIV_v6-v2/MINIAODSIM</text:p>
          </table:table-cell>
          <table:table-cell table:style-name="ce4" office:value-type="float" office:value="249424" calcext:value-type="float">
            <text:p>249424</text:p>
          </table:table-cell>
          <table:table-cell office:value-type="float" office:value="0.7276" calcext:value-type="float">
            <text:p>0.727600</text:p>
          </table:table-cell>
          <table:table-cell table:formula="of:=1/[.C24]" office:value-type="float" office:value="0.00000400923728269934" calcext:value-type="float">
            <text:p>0.00000401</text:p>
          </table:table-cell>
          <table:table-cell table:formula="of:=1/[.C24]*1000*[.D24]" office:value-type="float" office:value="0.00291712104689204" calcext:value-type="float">
            <text:p>0.00291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500Wid_Tp1800Nar_LH</text:p>
          </table:table-cell>
          <table:table-cell office:value-type="string" calcext:value-type="string">
            <text:p>/ZprimeToTprimeT_TprimeToHT_Zp25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41165" calcext:value-type="float">
            <text:p>241165</text:p>
          </table:table-cell>
          <table:table-cell office:value-type="float" office:value="0.01474" calcext:value-type="float">
            <text:p>0.014740</text:p>
          </table:table-cell>
          <table:table-cell table:formula="of:=1/[.C25]" office:value-type="float" office:value="0.00000414653867683951" calcext:value-type="float">
            <text:p>0.00000415</text:p>
          </table:table-cell>
          <table:table-cell table:formula="of:=1/[.C25]*1000*[.D25]" office:value-type="float" office:value="0.0000611199800966143" calcext:value-type="float">
            <text:p>0.00006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750Nar_Tp1500Nar_LH</text:p>
          </table:table-cell>
          <table:table-cell office:value-type="string" calcext:value-type="string">
            <text:p>/ZprimeToTprimeT_TprimeToHT_Zp2750Nar_Tp1500Nar_LH_TuneCUETP8M2T4_13TeV-madgraph-pythia8_V2/RunIISummer16MiniAODv2-PUMoriond17_80X_mcRun2_asymptotic_2016_TrancheIV_v6-v2/MINIAODSIM</text:p>
          </table:table-cell>
          <table:table-cell table:style-name="ce4" office:value-type="float" office:value="237106" calcext:value-type="float">
            <text:p>237106</text:p>
          </table:table-cell>
          <table:table-cell office:value-type="float" office:value="0.7825" calcext:value-type="float">
            <text:p>0.782500</text:p>
          </table:table-cell>
          <table:table-cell table:formula="of:=1/[.C26]" office:value-type="float" office:value="0.00000421752296441254" calcext:value-type="float">
            <text:p>0.00000422</text:p>
          </table:table-cell>
          <table:table-cell table:formula="of:=1/[.C26]*1000*[.D26]" office:value-type="float" office:value="0.00330021171965281" calcext:value-type="float">
            <text:p>0.0033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2750Wid_Tp1500Nar_LH</text:p>
          </table:table-cell>
          <table:table-cell office:value-type="string" calcext:value-type="string">
            <text:p>/ZprimeToTprimeT_TprimeToHT_Zp275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0036" calcext:value-type="float">
            <text:p>240036</text:p>
          </table:table-cell>
          <table:table-cell office:value-type="float" office:value="0.7817" calcext:value-type="float">
            <text:p>0.781700</text:p>
          </table:table-cell>
          <table:table-cell table:formula="of:=1/[.C27]" office:value-type="float" office:value="0.00000416604176040261" calcext:value-type="float">
            <text:p>0.00000417</text:p>
          </table:table-cell>
          <table:table-cell table:formula="of:=1/[.C27]*1000*[.D27]" office:value-type="float" office:value="0.00325659484410672" calcext:value-type="float">
            <text:p>0.00325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Nar_Tp1500Nar_LH</text:p>
          </table:table-cell>
          <table:table-cell office:value-type="string" calcext:value-type="string">
            <text:p>/ZprimeToTprimeT_TprimeToHT_Zp30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39810" calcext:value-type="float">
            <text:p>239810</text:p>
          </table:table-cell>
          <table:table-cell office:value-type="float" office:value="0.4936" calcext:value-type="float">
            <text:p>0.493600</text:p>
          </table:table-cell>
          <table:table-cell table:formula="of:=1/[.C28]" office:value-type="float" office:value="0.00000416996789124724" calcext:value-type="float">
            <text:p>0.00000417</text:p>
          </table:table-cell>
          <table:table-cell table:formula="of:=1/[.C28]*1000*[.D28]" office:value-type="float" office:value="0.00205829615111964" calcext:value-type="float">
            <text:p>0.00205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Wid_Tp1500Nar_LH</text:p>
          </table:table-cell>
          <table:table-cell office:value-type="string" calcext:value-type="string">
            <text:p>/ZprimeToTprimeT_TprimeToHT_Zp300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7378" calcext:value-type="float">
            <text:p>247378</text:p>
          </table:table-cell>
          <table:table-cell office:value-type="float" office:value="0.0133" calcext:value-type="float">
            <text:p>0.013300</text:p>
          </table:table-cell>
          <table:table-cell table:formula="of:=1/[.C29]" office:value-type="float" office:value="0.00000404239665612949" calcext:value-type="float">
            <text:p>0.00000404</text:p>
          </table:table-cell>
          <table:table-cell table:formula="of:=1/[.C29]*1000*[.D29]" office:value-type="float" office:value="0.0000537638755265222" calcext:value-type="float">
            <text:p>0.00005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Nar_Tp1800Nar_LH</text:p>
          </table:table-cell>
          <table:table-cell office:value-type="string" calcext:value-type="string">
            <text:p>/ZprimeToTprimeT_TprimeToHT_Zp3000Nar_Tp1800Nar_LH_TuneCUETP8M2T4_13TeV-madgraph-pythia8_V2/RunIISummer16MiniAODv2-PUMoriond17_80X_mcRun2_asymptotic_2016_TrancheIV_v6-v2/MINIAODSIM</text:p>
          </table:table-cell>
          <table:table-cell table:style-name="ce4" office:value-type="float" office:value="246755" calcext:value-type="float">
            <text:p>246755</text:p>
          </table:table-cell>
          <table:table-cell office:value-type="float" office:value="0.3752" calcext:value-type="float">
            <text:p>0.375200</text:p>
          </table:table-cell>
          <table:table-cell table:formula="of:=1/[.C30]" office:value-type="float" office:value="0.00000405260278413811" calcext:value-type="float">
            <text:p>0.00000405</text:p>
          </table:table-cell>
          <table:table-cell table:formula="of:=1/[.C30]*1000*[.D30]" office:value-type="float" office:value="0.00152053656460862" calcext:value-type="float">
            <text:p>0.0015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Wid_Tp1800Nar_LH</text:p>
          </table:table-cell>
          <table:table-cell office:value-type="string" calcext:value-type="string">
            <text:p>/ZprimeToTprimeT_TprimeToHT_Zp30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48954" calcext:value-type="float">
            <text:p>248954</text:p>
          </table:table-cell>
          <table:table-cell office:value-type="float" office:value="0.008698" calcext:value-type="float">
            <text:p>0.008698</text:p>
          </table:table-cell>
          <table:table-cell table:formula="of:=1/[.C31]" office:value-type="float" office:value="0.00000401680631763298" calcext:value-type="float">
            <text:p>0.00000402</text:p>
          </table:table-cell>
          <table:table-cell table:formula="of:=1/[.C31]*1000*[.D31]" office:value-type="float" office:value="0.0000349381813507716" calcext:value-type="float">
            <text:p>0.00003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Nar_Tp2100Nar_LH</text:p>
          </table:table-cell>
          <table:table-cell office:value-type="string" calcext:value-type="string">
            <text:p>/ZprimeToTprimeT_TprimeToHT_Zp3000Nar_Tp2100Nar_LH_TuneCUETP8M2T4_13TeV-madgraph-pythia8_V2/RunIISummer16MiniAODv2-PUMoriond17_80X_mcRun2_asymptotic_2016_TrancheIV_v6-v2/MINIAODSIM</text:p>
          </table:table-cell>
          <table:table-cell table:style-name="ce4" office:value-type="float" office:value="245890" calcext:value-type="float">
            <text:p>245890</text:p>
          </table:table-cell>
          <table:table-cell office:value-type="float" office:value="0.2511" calcext:value-type="float">
            <text:p>0.251100</text:p>
          </table:table-cell>
          <table:table-cell table:formula="of:=1/[.C32]" office:value-type="float" office:value="0.00000406685916466713" calcext:value-type="float">
            <text:p>0.00000407</text:p>
          </table:table-cell>
          <table:table-cell table:formula="of:=1/[.C32]*1000*[.D32]" office:value-type="float" office:value="0.00102118833624792" calcext:value-type="float">
            <text:p>0.0010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000Wid_Tp2100Nar_LH</text:p>
          </table:table-cell>
          <table:table-cell office:value-type="string" calcext:value-type="string">
            <text:p>/ZprimeToTprimeT_TprimeToHT_Zp30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40460" calcext:value-type="float">
            <text:p>240460</text:p>
          </table:table-cell>
          <table:table-cell office:value-type="float" office:value="0.005084" calcext:value-type="float">
            <text:p>0.005084</text:p>
          </table:table-cell>
          <table:table-cell table:formula="of:=1/[.C33]" office:value-type="float" office:value="0.00000415869583298678" calcext:value-type="float">
            <text:p>0.00000416</text:p>
          </table:table-cell>
          <table:table-cell table:formula="of:=1/[.C33]*1000*[.D33]" office:value-type="float" office:value="0.0000211428096149048" calcext:value-type="float">
            <text:p>0.0000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Nar_Tp1800Nar_LH</text:p>
          </table:table-cell>
          <table:table-cell office:value-type="string" calcext:value-type="string">
            <text:p>/ZprimeToTprimeT_TprimeToHT_Zp3500Nar_Tp1800Nar_LH_TuneCUETP8M2T4_13TeV-madgraph-pythia8_V2/RunIISummer16MiniAODv2-PUMoriond17_80X_mcRun2_asymptotic_2016_TrancheIV_v6-v2/MINIAODSIM</text:p>
          </table:table-cell>
          <table:table-cell table:style-name="ce4" office:value-type="float" office:value="237616" calcext:value-type="float">
            <text:p>237616</text:p>
          </table:table-cell>
          <table:table-cell office:value-type="float" office:value="0.1579" calcext:value-type="float">
            <text:p>0.157900</text:p>
          </table:table-cell>
          <table:table-cell table:formula="of:=1/[.C34]" office:value-type="float" office:value="0.00000420847081004646" calcext:value-type="float">
            <text:p>0.00000421</text:p>
          </table:table-cell>
          <table:table-cell table:formula="of:=1/[.C34]*1000*[.D34]" office:value-type="float" office:value="0.000664517540906336" calcext:value-type="float">
            <text:p>0.00066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Wid_Tp1800Nar_LH</text:p>
          </table:table-cell>
          <table:table-cell office:value-type="string" calcext:value-type="string">
            <text:p>/ZprimeToTprimeT_TprimeToHT_Zp35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47972" calcext:value-type="float">
            <text:p>247972</text:p>
          </table:table-cell>
          <table:table-cell office:value-type="float" office:value="0.004407" calcext:value-type="float">
            <text:p>0.004407</text:p>
          </table:table-cell>
          <table:table-cell table:formula="of:=1/[.C35]" office:value-type="float" office:value="0.00000403271337086445" calcext:value-type="float">
            <text:p>0.00000403</text:p>
          </table:table-cell>
          <table:table-cell table:formula="of:=1/[.C35]*1000*[.D35]" office:value-type="float" office:value="0.0000177721678253996" calcext:value-type="float">
            <text:p>0.00001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Nar_Tp2100Nar_LH</text:p>
          </table:table-cell>
          <table:table-cell table:style-name="ce1" office:value-type="string" calcext:value-type="string">
            <text:p>/ZprimeToTprimeT_TprimeToHT_Zp3500Nar_Tp2100Nar_LH_TuneCUETP8M2T4_13TeV-madgraph-pythia8_V2/RunIISummer16MiniAODv2-PUMoriond17_80X_mcRun2_asymptotic_2016_TrancheIV_v6-v2/MINIAODSIM</text:p>
          </table:table-cell>
          <table:table-cell table:style-name="ce5" office:value-type="float" office:value="243421" calcext:value-type="float">
            <text:p>243421</text:p>
          </table:table-cell>
          <table:table-cell office:value-type="float" office:value="0.1245" calcext:value-type="float">
            <text:p>0.124500</text:p>
          </table:table-cell>
          <table:table-cell table:formula="of:=1/[.C36]" office:value-type="float" office:value="0.00000410810899634789" calcext:value-type="float">
            <text:p>0.00000411</text:p>
          </table:table-cell>
          <table:table-cell table:formula="of:=1/[.C36]*1000*[.D36]" office:value-type="float" office:value="0.000511459570045313" calcext:value-type="float">
            <text:p>0.0005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Wid_Tp2100Nar_LH</text:p>
          </table:table-cell>
          <table:table-cell office:value-type="string" calcext:value-type="string">
            <text:p>/ZprimeToTprimeT_TprimeToHT_Zp35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43392" calcext:value-type="float">
            <text:p>243392</text:p>
          </table:table-cell>
          <table:table-cell office:value-type="float" office:value="0.002958" calcext:value-type="float">
            <text:p>0.002958</text:p>
          </table:table-cell>
          <table:table-cell table:formula="of:=1/[.C37]" office:value-type="float" office:value="0.00000410859847488825" calcext:value-type="float">
            <text:p>0.00000411</text:p>
          </table:table-cell>
          <table:table-cell table:formula="of:=1/[.C37]*1000*[.D37]" office:value-type="float" office:value="0.0000121532342887194" calcext:value-type="float">
            <text:p>0.0000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Nar_Tp2500Nar_LH</text:p>
          </table:table-cell>
          <table:table-cell table:style-name="ce3" office:value-type="string" calcext:value-type="string">
            <text:p>/ZprimeToTprimeT_TprimeToHT_Zp3500Nar_Tp2500Nar_LH_TuneCUETP8M2T4_13TeV-madgraph-pythia8_V2/RunIISummer16MiniAODv2-PUMoriond17_80X_mcRun2_asymptotic_2016_TrancheIV_v6-v2/MINIAODSIM</text:p>
          </table:table-cell>
          <table:table-cell table:style-name="ce4" office:value-type="float" office:value="241612" calcext:value-type="float">
            <text:p>241612</text:p>
          </table:table-cell>
          <table:table-cell office:value-type="float" office:value="0.07811" calcext:value-type="float">
            <text:p>0.078110</text:p>
          </table:table-cell>
          <table:table-cell table:formula="of:=1/[.C38]" office:value-type="float" office:value="0.00000413886727480423" calcext:value-type="float">
            <text:p>0.00000414</text:p>
          </table:table-cell>
          <table:table-cell table:formula="of:=1/[.C38]*1000*[.D38]" office:value-type="float" office:value="0.000323286922834958" calcext:value-type="float">
            <text:p>0.0003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3500Wid_Tp2500Nar_LH</text:p>
          </table:table-cell>
          <table:table-cell table:style-name="ce3" office:value-type="string" calcext:value-type="string">
            <text:p>/ZprimeToTprimeT_TprimeToHT_Zp3500WID_Tp2500Nar_LH_TuneCUETP8M2T4_13TeV-madgraph-pythia8_V2/RunIISummer16MiniAODv2-PUMoriond17_80X_mcRun2_asymptotic_2016_TrancheIV_v6-v3/MINIAODSIM</text:p>
          </table:table-cell>
          <table:table-cell table:style-name="ce4" office:value-type="float" office:value="248143" calcext:value-type="float">
            <text:p>248143</text:p>
          </table:table-cell>
          <table:table-cell office:value-type="float" office:value="0.001534" calcext:value-type="float">
            <text:p>0.001534</text:p>
          </table:table-cell>
          <table:table-cell table:formula="of:=1/[.C39]" office:value-type="float" office:value="0.0000040299343523694" calcext:value-type="float">
            <text:p>0.00000403</text:p>
          </table:table-cell>
          <table:table-cell table:formula="of:=1/[.C39]*1000*[.D39]" office:value-type="float" office:value="0.00000618191929653466" calcext:value-type="float">
            <text:p>0.0000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Nar_Tp2100Nar_LH</text:p>
          </table:table-cell>
          <table:table-cell office:value-type="string" calcext:value-type="string">
            <text:p>/ZprimeToTprimeT_TprimeToHT_Zp4000Nar_Tp2100Nar_LH_TuneCUETP8M2T4_13TeV-madgraph-pythia8_V2/RunIISummer16MiniAODv2-PUMoriond17_80X_mcRun2_asymptotic_2016_TrancheIV_v6-v2/MINIAODSIM</text:p>
          </table:table-cell>
          <table:table-cell table:style-name="ce4" office:value-type="float" office:value="243202" calcext:value-type="float">
            <text:p>243202</text:p>
          </table:table-cell>
          <table:table-cell office:value-type="float" office:value="0.05331" calcext:value-type="float">
            <text:p>0.053310</text:p>
          </table:table-cell>
          <table:table-cell table:formula="of:=1/[.C40]" office:value-type="float" office:value="0.00000411180829105024" calcext:value-type="float">
            <text:p>0.00000411</text:p>
          </table:table-cell>
          <table:table-cell table:formula="of:=1/[.C40]*1000*[.D40]" office:value-type="float" office:value="0.000219200499995888" calcext:value-type="float">
            <text:p>0.00021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Wid_Tp2100Nar_LH</text:p>
          </table:table-cell>
          <table:table-cell office:value-type="string" calcext:value-type="string">
            <text:p>/ZprimeToTprimeT_TprimeToHT_Zp40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32832" calcext:value-type="float">
            <text:p>232832</text:p>
          </table:table-cell>
          <table:table-cell office:value-type="float" office:value="0.001555" calcext:value-type="float">
            <text:p>0.001555</text:p>
          </table:table-cell>
          <table:table-cell table:formula="of:=1/[.C41]" office:value-type="float" office:value="0.00000429494227597581" calcext:value-type="float">
            <text:p>0.00000429</text:p>
          </table:table-cell>
          <table:table-cell table:formula="of:=1/[.C41]*1000*[.D41]" office:value-type="float" office:value="0.00000667863523914239" calcext:value-type="float">
            <text:p>0.0000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Nar_Tp2500Nar_LH</text:p>
          </table:table-cell>
          <table:table-cell office:value-type="string" calcext:value-type="string">
            <text:p>/ZprimeToTprimeT_TprimeToHT_Zp4000Nar_Tp2500Nar_LH_TuneCUETP8M2T4_13TeV-madgraph-pythia8_V2/RunIISummer16MiniAODv2-PUMoriond17_80X_mcRun2_asymptotic_2016_TrancheIV_v6-v2/MINIAODSIM</text:p>
          </table:table-cell>
          <table:table-cell table:style-name="ce4" office:value-type="float" office:value="245831" calcext:value-type="float">
            <text:p>245831</text:p>
          </table:table-cell>
          <table:table-cell office:value-type="float" office:value="0.0395" calcext:value-type="float">
            <text:p>0.039500</text:p>
          </table:table-cell>
          <table:table-cell table:formula="of:=1/[.C42]" office:value-type="float" office:value="0.0000040678352201309" calcext:value-type="float">
            <text:p>0.00000407</text:p>
          </table:table-cell>
          <table:table-cell table:formula="of:=1/[.C42]*1000*[.D42]" office:value-type="float" office:value="0.000160679491195171" calcext:value-type="float">
            <text:p>0.00016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Wid_Tp2500Nar_LH</text:p>
          </table:table-cell>
          <table:table-cell office:value-type="string" calcext:value-type="string">
            <text:p>/ZprimeToTprimeT_TprimeToHT_Zp4000WID_Tp2500Nar_LH_TuneCUETP8M2T4_13TeV-madgraph-pythia8_V2/RunIISummer16MiniAODv2-PUMoriond17_80X_mcRun2_asymptotic_2016_TrancheIV_v6-v2/MINIAODSIM</text:p>
          </table:table-cell>
          <table:table-cell table:style-name="ce4" office:value-type="float" office:value="245970" calcext:value-type="float">
            <text:p>245970</text:p>
          </table:table-cell>
          <table:table-cell office:value-type="float" office:value="0.0009269" calcext:value-type="float">
            <text:p>0.000927</text:p>
          </table:table-cell>
          <table:table-cell table:formula="of:=1/[.C43]" office:value-type="float" office:value="0.00000406553644753425" calcext:value-type="float">
            <text:p>0.00000407</text:p>
          </table:table-cell>
          <table:table-cell table:formula="of:=1/[.C43]*1000*[.D43]" office:value-type="float" office:value="0.0000037683457332195" calcext:value-type="float">
            <text:p>0.0000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Nar_Tp3000Nar_LH</text:p>
          </table:table-cell>
          <table:table-cell office:value-type="string" calcext:value-type="string">
            <text:p>/ZprimeToTprimeT_TprimeToHT_Zp4000Nar_Tp3000Nar_LH_TuneCUETP8M2T4_13TeV-madgraph-pythia8_V2/RunIISummer16MiniAODv2-PUMoriond17_80X_mcRun2_asymptotic_2016_TrancheIV_v6-v2/MINIAODSIM</text:p>
          </table:table-cell>
          <table:table-cell table:style-name="ce4" office:value-type="float" office:value="237112" calcext:value-type="float">
            <text:p>237112</text:p>
          </table:table-cell>
          <table:table-cell office:value-type="float" office:value="0.02133" calcext:value-type="float">
            <text:p>0.021330</text:p>
          </table:table-cell>
          <table:table-cell table:formula="of:=1/[.C44]" office:value-type="float" office:value="0.00000421741624211343" calcext:value-type="float">
            <text:p>0.00000422</text:p>
          </table:table-cell>
          <table:table-cell table:formula="of:=1/[.C44]*1000*[.D44]" office:value-type="float" office:value="0.0000899574884442795" calcext:value-type="float">
            <text:p>0.00009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HT_Zp4000Wid_Tp3000Nar_LH</text:p>
          </table:table-cell>
          <table:table-cell office:value-type="string" calcext:value-type="string">
            <text:p>/ZprimeToTprimeT_TprimeToHT_Zp4000WID_Tp3000Nar_LH_TuneCUETP8M2T4_13TeV-madgraph-pythia8_V2/RunIISummer16MiniAODv2-PUMoriond17_80X_mcRun2_asymptotic_2016_TrancheIV_v6-v2/MINIAODSIM</text:p>
          </table:table-cell>
          <table:table-cell table:style-name="ce4" office:value-type="float" office:value="249642" calcext:value-type="float">
            <text:p>249642</text:p>
          </table:table-cell>
          <table:table-cell office:value-type="float" office:value="0.0004142" calcext:value-type="float">
            <text:p>0.000414</text:p>
          </table:table-cell>
          <table:table-cell table:formula="of:=1/[.C45]" office:value-type="float" office:value="0.00000400573621425882" calcext:value-type="float">
            <text:p>0.00000401</text:p>
          </table:table-cell>
          <table:table-cell table:formula="of:=1/[.C45]*1000*[.D45]" office:value-type="float" office:value="0.000001659175939946" calcext:value-type="float">
            <text:p>0.00000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number:number-style style:name="N10122" number:language="en" number:country="US">
      <number:number number:decimal-places="0" loext:min-decimal-places="0" number:min-integer-digits="8"/>
    </number:number-style>
    <number:number-style style:name="N10123" number:language="en" number:country="US">
      <number:number number:decimal-places="2" loext:min-decimal-places="2" number:min-integer-digits="8"/>
    </number:number-style>
    <number:number-style style:name="N10124" number:language="en" number:country="US">
      <number:number number:decimal-places="6" loext:min-decimal-places="6" number:min-integer-digits="0"/>
    </number:number-style>
    <number:number-style style:name="N10125" number:language="en" number:country="US">
      <number:number number:decimal-places="8" loext:min-decimal-places="8" number:min-integer-digits="1"/>
    </number:number-style>
    <number:number-style style:name="N10126" number:language="en" number:country="US">
      <number:number number:decimal-places="4" loext:min-decimal-places="4" number:min-integer-digits="1"/>
    </number:number-style>
    <number:number-style style:name="N10127" number:language="en" number:country="US">
      <number:number number:decimal-places="6" loext:min-decimal-places="6" number:min-integer-digits="1"/>
    </number:number-style>
    <number:number-style style:name="N10128" number:language="en" number:country="US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.00.0000</text:date>, <text:time style:data-style-name="N2" text:time-value="13:30:43.3279624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8-05-18T13:43:32.012901229</dc:date>
    <meta:editing-duration>P8DT4H27M24S</meta:editing-duration>
    <meta:editing-cycles>34</meta:editing-cycles>
    <meta:generator>LibreOffice/5.1.6.2$Linux_X86_64 LibreOffice_project/10m0$Build-2</meta:generator>
    <meta:document-statistic meta:table-count="1" meta:cell-count="450" meta:object-count="0"/>
  </office:meta>
</office:document-meta>
</file>